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2.32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cm" svg:height="9cm" svg:x="6.852cm" svg:y="10.838cm">
            <draw:object draw:notify-on-update-of-ranges="Sheet1.G1:Sheet1.G1 Sheet1.H1:Sheet1.H1 Sheet1.I1:Sheet1.I1 Sheet1.J1:Sheet1.J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.bss</text:p>
          </table:table-cell>
          <table:table-cell office:value-type="string" calcext:value-type="string">
            <text:p>ROM (text + data)</text:p>
          </table:table-cell>
          <table:table-cell office:value-type="string" calcext:value-type="string">
            <text:p>RAM (data + bss)</text:p>
          </table:table-cell>
          <table:table-cell office:value-type="string" calcext:value-type="string">
            <text:p>Used ROM</text:p>
          </table:table-cell>
          <table:table-cell office:value-type="string" calcext:value-type="string">
            <text:p>Used RAM</text:p>
          </table:table-cell>
          <table:table-cell office:value-type="string" calcext:value-type="string">
            <text:p>Max ROM</text:p>
          </table:table-cell>
          <table:table-cell office:value-type="string" calcext:value-type="string">
            <text:p>Max RAM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formula="of:=SUM([.B2];[.C2])" office:value-type="float" office:value="0" calcext:value-type="float">
            <text:p>0</text:p>
          </table:table-cell>
          <table:table-cell table:formula="of:=SUM([.C2:.D2])" office:value-type="float" office:value="0" calcext:value-type="float">
            <text:p>0</text:p>
          </table:table-cell>
          <table:table-cell table:formula="of:=SUM([.B2];[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CoAP (c/n)</text:p>
          </table:table-cell>
          <table:table-cell office:value-type="float" office:value="44856" calcext:value-type="float">
            <text:p>44856</text:p>
          </table:table-cell>
          <table:table-cell office:value-type="float" office:value="3336" calcext:value-type="float">
            <text:p>3336</text:p>
          </table:table-cell>
          <table:table-cell office:value-type="float" office:value="20520" calcext:value-type="float">
            <text:p>20520</text:p>
          </table:table-cell>
          <table:table-cell table:formula="of:=SUM([.B3];[.C3])" office:value-type="float" office:value="48192" calcext:value-type="float">
            <text:p>48192</text:p>
          </table:table-cell>
          <table:table-cell table:formula="of:=SUM([.C3:.D3])" office:value-type="float" office:value="23856" calcext:value-type="float">
            <text:p>23856</text:p>
          </table:table-cell>
          <table:table-cell table:formula="of:=SUM([.B3];[.C3])" office:value-type="float" office:value="48192" calcext:value-type="float">
            <text:p>48192</text:p>
          </table:table-cell>
          <table:table-cell table:formula="of:=SUM([.F3];[.B23])" office:value-type="float" office:value="25324" calcext:value-type="float">
            <text:p>25324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CoAP Sec (c/n)</text:p>
          </table:table-cell>
          <table:table-cell office:value-type="float" office:value="83844" calcext:value-type="float">
            <text:p>83844</text:p>
          </table:table-cell>
          <table:table-cell office:value-type="float" office:value="3528" calcext:value-type="float">
            <text:p>3528</text:p>
          </table:table-cell>
          <table:table-cell office:value-type="float" office:value="24860" calcext:value-type="float">
            <text:p>24860</text:p>
          </table:table-cell>
          <table:table-cell table:formula="of:=SUM([.B4];[.C4])" office:value-type="float" office:value="87372" calcext:value-type="float">
            <text:p>87372</text:p>
          </table:table-cell>
          <table:table-cell table:formula="of:=SUM([.C4:.D4])" office:value-type="float" office:value="28388" calcext:value-type="float">
            <text:p>28388</text:p>
          </table:table-cell>
          <table:table-cell table:formula="of:=SUM([.B4];[.C4])" office:value-type="float" office:value="87372" calcext:value-type="float">
            <text:p>87372</text:p>
          </table:table-cell>
          <table:table-cell table:formula="of:=SUM([.F4];[.C23])" office:value-type="float" office:value="30208" calcext:value-type="float">
            <text:p>30208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 (0)</text:p>
          </table:table-cell>
          <table:table-cell office:value-type="float" office:value="68824" calcext:value-type="float">
            <text:p>68824</text:p>
          </table:table-cell>
          <table:table-cell office:value-type="float" office:value="612" calcext:value-type="float">
            <text:p>612</text:p>
          </table:table-cell>
          <table:table-cell office:value-type="float" office:value="18004" calcext:value-type="float">
            <text:p>18004</text:p>
          </table:table-cell>
          <table:table-cell table:formula="of:=SUM([.B5];[.C5])" office:value-type="float" office:value="69436" calcext:value-type="float">
            <text:p>69436</text:p>
          </table:table-cell>
          <table:table-cell table:formula="of:=SUM([.C5:.D5])" office:value-type="float" office:value="18616" calcext:value-type="float">
            <text:p>18616</text:p>
          </table:table-cell>
          <table:table-cell table:formula="of:=SUM([.B5];[.C5])" office:value-type="float" office:value="69436" calcext:value-type="float">
            <text:p>69436</text:p>
          </table:table-cell>
          <table:table-cell table:formula="of:=SUM([.F5];[.D23])" office:value-type="float" office:value="22196" calcext:value-type="float">
            <text:p>22196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 (1)</text:p>
          </table:table-cell>
          <table:table-cell office:value-type="float" office:value="68824" calcext:value-type="float">
            <text:p>68824</text:p>
          </table:table-cell>
          <table:table-cell office:value-type="float" office:value="612" calcext:value-type="float">
            <text:p>612</text:p>
          </table:table-cell>
          <table:table-cell office:value-type="float" office:value="18004" calcext:value-type="float">
            <text:p>18004</text:p>
          </table:table-cell>
          <table:table-cell table:formula="of:=SUM([.B6];[.C6])" office:value-type="float" office:value="69436" calcext:value-type="float">
            <text:p>69436</text:p>
          </table:table-cell>
          <table:table-cell table:formula="of:=SUM([.C6:.D6])" office:value-type="float" office:value="18616" calcext:value-type="float">
            <text:p>18616</text:p>
          </table:table-cell>
          <table:table-cell table:formula="of:=SUM([.B6];[.C6])" office:value-type="float" office:value="69436" calcext:value-type="float">
            <text:p>69436</text:p>
          </table:table-cell>
          <table:table-cell table:formula="of:=SUM([.F6];[.E23])" office:value-type="float" office:value="22196" calcext:value-type="float">
            <text:p>22196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 (2)</text:p>
          </table:table-cell>
          <table:table-cell office:value-type="float" office:value="68824" calcext:value-type="float">
            <text:p>68824</text:p>
          </table:table-cell>
          <table:table-cell office:value-type="float" office:value="612" calcext:value-type="float">
            <text:p>612</text:p>
          </table:table-cell>
          <table:table-cell office:value-type="float" office:value="18004" calcext:value-type="float">
            <text:p>18004</text:p>
          </table:table-cell>
          <table:table-cell table:formula="of:=SUM([.B7];[.C7])" office:value-type="float" office:value="69436" calcext:value-type="float">
            <text:p>69436</text:p>
          </table:table-cell>
          <table:table-cell table:formula="of:=SUM([.C7:.D7])" office:value-type="float" office:value="18616" calcext:value-type="float">
            <text:p>18616</text:p>
          </table:table-cell>
          <table:table-cell table:formula="of:=SUM([.B7];[.C7])" office:value-type="float" office:value="69436" calcext:value-type="float">
            <text:p>69436</text:p>
          </table:table-cell>
          <table:table-cell table:formula="of:=SUM([.F7];[.F23])" office:value-type="float" office:value="22196" calcext:value-type="float">
            <text:p>22196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-SN (0)</text:p>
          </table:table-cell>
          <table:table-cell office:value-type="float" office:value="50880" calcext:value-type="float">
            <text:p>50880</text:p>
          </table:table-cell>
          <table:table-cell office:value-type="float" office:value="784" calcext:value-type="float">
            <text:p>784</text:p>
          </table:table-cell>
          <table:table-cell office:value-type="float" office:value="16868" calcext:value-type="float">
            <text:p>16868</text:p>
          </table:table-cell>
          <table:table-cell table:formula="of:=SUM([.B8];[.C8])" office:value-type="float" office:value="51664" calcext:value-type="float">
            <text:p>51664</text:p>
          </table:table-cell>
          <table:table-cell table:formula="of:=SUM([.C8:.D8])" office:value-type="float" office:value="17652" calcext:value-type="float">
            <text:p>17652</text:p>
          </table:table-cell>
          <table:table-cell table:formula="of:=SUM([.B8];[.C8])" office:value-type="float" office:value="51664" calcext:value-type="float">
            <text:p>51664</text:p>
          </table:table-cell>
          <table:table-cell table:formula="of:=SUM([.F8];[.G23])" office:value-type="float" office:value="21232" calcext:value-type="float">
            <text:p>21232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-SN (1)</text:p>
          </table:table-cell>
          <table:table-cell office:value-type="float" office:value="50880" calcext:value-type="float">
            <text:p>50880</text:p>
          </table:table-cell>
          <table:table-cell office:value-type="float" office:value="784" calcext:value-type="float">
            <text:p>784</text:p>
          </table:table-cell>
          <table:table-cell office:value-type="float" office:value="16868" calcext:value-type="float">
            <text:p>16868</text:p>
          </table:table-cell>
          <table:table-cell table:formula="of:=SUM([.B9];[.C9])" office:value-type="float" office:value="51664" calcext:value-type="float">
            <text:p>51664</text:p>
          </table:table-cell>
          <table:table-cell table:formula="of:=SUM([.C9:.D9])" office:value-type="float" office:value="17652" calcext:value-type="float">
            <text:p>17652</text:p>
          </table:table-cell>
          <table:table-cell table:formula="of:=SUM([.B9];[.C9])" office:value-type="float" office:value="51664" calcext:value-type="float">
            <text:p>51664</text:p>
          </table:table-cell>
          <table:table-cell table:formula="of:=SUM([.F9];[.H23])" office:value-type="float" office:value="21232" calcext:value-type="float">
            <text:p>21232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-SN (2)</text:p>
          </table:table-cell>
          <table:table-cell office:value-type="float" office:value="50880" calcext:value-type="float">
            <text:p>50880</text:p>
          </table:table-cell>
          <table:table-cell office:value-type="float" office:value="784" calcext:value-type="float">
            <text:p>784</text:p>
          </table:table-cell>
          <table:table-cell office:value-type="float" office:value="16868" calcext:value-type="float">
            <text:p>16868</text:p>
          </table:table-cell>
          <table:table-cell table:formula="of:=SUM([.B10];[.C10])" office:value-type="float" office:value="51664" calcext:value-type="float">
            <text:p>51664</text:p>
          </table:table-cell>
          <table:table-cell table:formula="of:=SUM([.C10:.D10])" office:value-type="float" office:value="17652" calcext:value-type="float">
            <text:p>17652</text:p>
          </table:table-cell>
          <table:table-cell table:formula="of:=SUM([.B10];[.C10])" office:value-type="float" office:value="51664" calcext:value-type="float">
            <text:p>51664</text:p>
          </table:table-cell>
          <table:table-cell table:formula="of:=SUM([.F10];[.I23])" office:value-type="float" office:value="21232" calcext:value-type="float">
            <text:p>21232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formula="of:=SUM([.B11];[.C11])" office:value-type="float" office:value="0" calcext:value-type="float">
            <text:p>0</text:p>
          </table:table-cell>
          <table:table-cell table:formula="of:=SUM([.C11:.D11])" office:value-type="float" office:value="0" calcext:value-type="float">
            <text:p>0</text:p>
          </table:table-cell>
          <table:table-cell table:formula="of:=SUM([.B11];[.C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oAP (c/n)</text:p>
          </table:table-cell>
          <table:table-cell table:style-name="ce1" office:value-type="string" calcext:value-type="string">
            <text:p>CoAP Sec (c/n)</text:p>
          </table:table-cell>
          <table:table-cell table:style-name="ce1" office:value-type="string" calcext:value-type="string">
            <text:p>MQTT (0)</text:p>
          </table:table-cell>
          <table:table-cell table:style-name="ce1" office:value-type="string" calcext:value-type="string">
            <text:p>MQTT (1)</text:p>
          </table:table-cell>
          <table:table-cell table:style-name="ce1" office:value-type="string" calcext:value-type="string">
            <text:p>MQTT (2)</text:p>
          </table:table-cell>
          <table:table-cell table:style-name="ce1" office:value-type="string" calcext:value-type="string">
            <text:p>MQTT-SN (0)</text:p>
          </table:table-cell>
          <table:table-cell table:style-name="ce1" office:value-type="string" calcext:value-type="string">
            <text:p>MQTT-SN (1)</text:p>
          </table:table-cell>
          <table:table-cell table:style-name="ce1" office:value-type="string" calcext:value-type="string">
            <text:p>MQTT-SN (2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r_stack</text:p>
          </table:table-cell>
          <table:table-cell office:value-type="float" office:value="272" calcext:value-type="float">
            <text:p>272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4480" calcext:value-type="float">
            <text:p>4480</text:p>
          </table:table-cell>
          <table:table-cell office:value-type="float" office:value="5112" calcext:value-type="float">
            <text:p>5112</text:p>
          </table:table-cell>
          <table:table-cell office:value-type="float" office:value="1616" calcext:value-type="float">
            <text:p>1616</text:p>
          </table:table-cell>
          <table:table-cell office:value-type="float" office:value="1672" calcext:value-type="float">
            <text:p>1672</text:p>
          </table:table-cell>
          <table:table-cell office:value-type="float" office:value="1696" calcext:value-type="float">
            <text:p>1696</text:p>
          </table:table-cell>
          <table:table-cell office:value-type="float" office:value="1568" calcext:value-type="float">
            <text:p>1568</text:p>
          </table:table-cell>
          <table:table-cell office:value-type="float" office:value="1624" calcext:value-type="float">
            <text:p>1624</text:p>
          </table:table-cell>
          <table:table-cell office:value-type="float" office:value="1632" calcext:value-type="float">
            <text:p>1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ip_netdev_mux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3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ip_thread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584" calcext:value-type="float">
            <text:p>584</text:p>
          </table:table-cell>
          <table:table-cell table:number-columns-repeated="3"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p</text:p>
          </table:table-cell>
          <table:table-cell office:value-type="float" office:value="488" calcext:value-type="float">
            <text:p>488</text:p>
          </table:table-cell>
          <table:table-cell office:value-type="float" office:value="1724" calcext:value-type="float">
            <text:p>17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5:.B20])" office:value-type="float" office:value="5960" calcext:value-type="float">
            <text:p>5960</text:p>
          </table:table-cell>
          <table:table-cell table:formula="of:=SUM([.C15:.C20])" office:value-type="float" office:value="7992" calcext:value-type="float">
            <text:p>7992</text:p>
          </table:table-cell>
          <table:table-cell table:formula="of:=SUM([.D15:.D20])" office:value-type="float" office:value="2676" calcext:value-type="float">
            <text:p>2676</text:p>
          </table:table-cell>
          <table:table-cell table:formula="of:=SUM([.E15:.E20])" office:value-type="float" office:value="2724" calcext:value-type="float">
            <text:p>2724</text:p>
          </table:table-cell>
          <table:table-cell table:formula="of:=SUM([.F15:.F20])" office:value-type="float" office:value="2748" calcext:value-type="float">
            <text:p>2748</text:p>
          </table:table-cell>
          <table:table-cell table:formula="of:=SUM([.G15:.G20])" office:value-type="float" office:value="2656" calcext:value-type="float">
            <text:p>2656</text:p>
          </table:table-cell>
          <table:table-cell table:formula="of:=SUM([.H15:.H20])" office:value-type="float" office:value="2712" calcext:value-type="float">
            <text:p>2712</text:p>
          </table:table-cell>
          <table:table-cell table:formula="of:=SUM([.I15:.I20])" office:value-type="float" office:value="2720" calcext:value-type="float">
            <text:p>27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office:value-type="float" office:value="1468" calcext:value-type="float">
            <text:p>1468</text:p>
          </table:table-cell>
          <table:table-cell office:value-type="float" office:value="1820" calcext:value-type="float">
            <text:p>1820</text:p>
          </table:table-cell>
          <table:table-cell table:number-columns-repeated="6" office:value-type="float" office:value="3580" calcext:value-type="float">
            <text:p>35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7:52:15.146487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5-10T17:52:49.970285612</dc:date>
    <meta:editing-duration>PT1H7M9S</meta:editing-duration>
    <meta:editing-cycles>13</meta:editing-cycles>
    <meta:document-statistic meta:table-count="1" meta:cell-count="18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91cf60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fc8d5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dash" draw:stroke-dash="Fine_20_Dashed" svg:stroke-width="0.08cm" svg:stroke-color="#1a9850" draw:fill-color="#1a985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dash" draw:stroke-dash="Fine_20_Dashed" svg:stroke-width="0.08cm" svg:stroke-color="#d73027" draw:fill-color="#d73027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9.001cm" xlink:href=".." xlink:type="simple" chart:class="chart:bar" chart:style-name="ch1">
        <chart:legend chart:legend-position="end" svg:x="2cm" svg:y="0cm" style:legend-expansion="custom" chartooo:width="15cm" chartooo:height="0.5cm" style:legend-expansion-aspect-ratio="30" chart:style-name="ch2"/>
        <chart:plot-area chart:style-name="ch3" table:cell-range-address="Sheet1.A2:Sheet1.A4 Sheet1.A7:Sheet1.A7 Sheet1.A10:Sheet1.A11 Sheet1.G1:Sheet1.J4 Sheet1.G7:Sheet1.J7 Sheet1.G10:Sheet1.J11" chart:data-source-has-labels="both" svg:x="0.779cm" svg:y="0.8cm" svg:width="17.715cm" svg:height="7.838cm">
          <chartooo:coordinate-region svg:x="2.141cm" svg:y="0.999cm" svg:width="16.353cm" svg:height="6.992cm"/>
          <chart:axis chart:dimension="x" chart:name="primary-x" chart:style-name="ch4" chartooo:axis-type="auto">
            <chartooo:date-scale/>
            <chart:categories table:cell-range-address="Sheet1.A2:Sheet1.A4 Sheet1.A7:Sheet1.A7 Sheet1.A10:Sheet1.A11"/>
          </chart:axis>
          <chart:axis chart:dimension="y" chart:name="primary-y" chart:style-name="ch5">
            <chart:title svg:x="0.1cm" svg:y="5.714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G2:Sheet1.G4 Sheet1.G7:Sheet1.G7 Sheet1.G10:Sheet1.G11" chart:label-cell-address="Sheet1.G1:Sheet1.G1" chart:class="chart:bar">
            <chart:data-point chart:style-name="ch9"/>
            <chart:data-point chart:repeated="4"/>
            <chart:data-point chart:style-name="ch9"/>
          </chart:series>
          <chart:series chart:style-name="ch10" chart:values-cell-range-address="Sheet1.H2:Sheet1.H4 Sheet1.H7:Sheet1.H7 Sheet1.H10:Sheet1.H11" chart:label-cell-address="Sheet1.H1:Sheet1.H1" chart:class="chart:bar">
            <chart:data-point chart:style-name="ch9"/>
            <chart:data-point chart:repeated="4"/>
            <chart:data-point chart:style-name="ch9"/>
          </chart:series>
          <chart:series chart:style-name="ch11" chart:values-cell-range-address="Sheet1.I2:Sheet1.I4 Sheet1.I7:Sheet1.I7 Sheet1.I10:Sheet1.I11" chart:label-cell-address="Sheet1.I1:Sheet1.I1" chart:class="chart:line">
            <chart:data-point/>
            <chart:data-point chart:style-name="ch9" chart:repeated="4"/>
            <chart:data-point/>
          </chart:series>
          <chart:series chart:style-name="ch12" chart:values-cell-range-address="Sheet1.J2:Sheet1.J4 Sheet1.J7:Sheet1.J7 Sheet1.J10:Sheet1.J11" chart:label-cell-address="Sheet1.J1:Sheet1.J1" chart:class="chart:line">
            <chart:data-point/>
            <chart:data-point chart:style-name="ch9" chart:repeated="4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 ROM</text:p>
                <draw:g>
                  <svg:desc>Sheet1.G1:Sheet1.G1</svg:desc>
                </draw:g>
              </table:table-cell>
              <table:table-cell office:value-type="string">
                <text:p>Used RAM</text:p>
                <draw:g>
                  <svg:desc>Sheet1.H1:Sheet1.H1</svg:desc>
                </draw:g>
              </table:table-cell>
              <table:table-cell office:value-type="string">
                <text:p>Max ROM</text:p>
                <draw:g>
                  <svg:desc>Sheet1.I1:Sheet1.I1</svg:desc>
                </draw:g>
              </table:table-cell>
              <table:table-cell office:value-type="string">
                <text:p>Max RAM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4 Sheet1.A7:Sheet1.A7 Sheet1.A10:Sheet1.A11</svg:desc>
                </draw:g>
              </table:table-cell>
              <table:table-cell office:value-type="float" office:value="0">
                <text:p>0</text:p>
                <draw:g>
                  <svg:desc>Sheet1.G2:Sheet1.G4 Sheet1.G7:Sheet1.G7 Sheet1.G10:Sheet1.G11</svg:desc>
                </draw:g>
              </table:table-cell>
              <table:table-cell office:value-type="float" office:value="0">
                <text:p>0</text:p>
                <draw:g>
                  <svg:desc>Sheet1.H2:Sheet1.H4 Sheet1.H7:Sheet1.H7 Sheet1.H10:Sheet1.H11</svg:desc>
                </draw:g>
              </table:table-cell>
              <table:table-cell office:value-type="float" office:value="102400">
                <text:p>102400</text:p>
                <draw:g>
                  <svg:desc>Sheet1.I2:Sheet1.I4 Sheet1.I7:Sheet1.I7 Sheet1.I10:Sheet1.I11</svg:desc>
                </draw:g>
              </table:table-cell>
              <table:table-cell office:value-type="float" office:value="30720">
                <text:p>30720</text:p>
                <draw:g>
                  <svg:desc>Sheet1.J2:Sheet1.J4 Sheet1.J7:Sheet1.J7 Sheet1.J10:Sheet1.J11</svg:desc>
                </draw:g>
              </table:table-cell>
            </table:table-row>
            <table:table-row>
              <table:table-cell office:value-type="string">
                <text:p>CoAP (c/n)</text:p>
              </table:table-cell>
              <table:table-cell office:value-type="float" office:value="48192">
                <text:p>48192</text:p>
              </table:table-cell>
              <table:table-cell office:value-type="float" office:value="25324">
                <text:p>25324</text:p>
              </table:table-cell>
              <table:table-cell office:value-type="float" office:value="102400">
                <text:p>102400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CoAP Sec (c/n)</text:p>
              </table:table-cell>
              <table:table-cell office:value-type="float" office:value="87372">
                <text:p>87372</text:p>
              </table:table-cell>
              <table:table-cell office:value-type="float" office:value="30208">
                <text:p>30208</text:p>
              </table:table-cell>
              <table:table-cell office:value-type="float" office:value="102400">
                <text:p>102400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69436">
                <text:p>69436</text:p>
              </table:table-cell>
              <table:table-cell office:value-type="float" office:value="22196">
                <text:p>22196</text:p>
              </table:table-cell>
              <table:table-cell office:value-type="float" office:value="102400">
                <text:p>102400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51664">
                <text:p>51664</text:p>
              </table:table-cell>
              <table:table-cell office:value-type="float" office:value="21232">
                <text:p>21232</text:p>
              </table:table-cell>
              <table:table-cell office:value-type="float" office:value="102400">
                <text:p>102400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2400">
                <text:p>102400</text:p>
              </table:table-cell>
              <table:table-cell office:value-type="float" office:value="30720">
                <text:p>30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